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nl" fo:country="NL"/>
    </style:style>
    <style:style style:name="P2" style:parent-style-name="Standard" style:family="paragraph">
      <style:text-properties fo:language="nl" fo:country="NL"/>
    </style:style>
    <style:style style:name="P3" style:parent-style-name="Standard" style:family="paragraph">
      <style:text-properties fo:language="nl" fo:country="NL"/>
    </style:style>
    <style:style style:name="P4" style:parent-style-name="Standard" style:family="paragraph">
      <style:text-properties fo:language="nl" fo:country="NL"/>
    </style:style>
    <style:style style:name="P5" style:parent-style-name="Standard" style:family="paragraph">
      <style:text-properties fo:language="nl" fo:country="NL"/>
    </style:style>
    <style:style style:name="P6" style:parent-style-name="Standard" style:family="paragraph">
      <style:text-properties fo:language="nl" fo:country="NL"/>
    </style:style>
    <style:style style:name="P7" style:parent-style-name="Standard" style:family="paragraph">
      <style:text-properties fo:language="nl" fo:country="NL"/>
    </style:style>
    <style:style style:name="P8" style:parent-style-name="Standard" style:family="paragraph">
      <style:text-properties fo:language="nl" fo:country="NL"/>
    </style:style>
    <style:style style:name="P9" style:parent-style-name="Standard" style:family="paragraph">
      <style:text-properties fo:language="nl" fo:country="NL"/>
    </style:style>
    <style:style style:name="P10" style:parent-style-name="Standard" style:family="paragraph">
      <style:text-properties fo:language="nl" fo:country="NL"/>
    </style:style>
    <style:style style:name="P11" style:parent-style-name="Standard" style:family="paragraph">
      <style:text-properties fo:language="nl" fo:country="NL"/>
    </style:style>
    <style:style style:name="P12" style:parent-style-name="Standard" style:family="paragraph">
      <style:text-properties fo:language="nl" fo:country="NL"/>
    </style:style>
    <style:style style:name="P13" style:parent-style-name="Standard" style:family="paragraph">
      <style:text-properties fo:language="nl" fo:country="NL"/>
    </style:style>
    <style:style style:name="P14" style:parent-style-name="Standard" style:family="paragraph">
      <style:text-properties fo:language="nl" fo:country="NL"/>
    </style:style>
    <style:style style:name="P15" style:parent-style-name="Standard" style:family="paragraph">
      <style:text-properties fo:language="nl" fo:country="NL"/>
    </style:style>
    <style:style style:name="P16" style:parent-style-name="Standard" style:family="paragraph">
      <style:text-properties fo:language="nl" fo:country="NL"/>
    </style:style>
    <style:style style:name="P17" style:parent-style-name="Standard" style:family="paragraph">
      <style:text-properties fo:language="nl" fo:country="NL"/>
    </style:style>
    <style:style style:name="P18" style:parent-style-name="Standard" style:family="paragraph">
      <style:text-properties fo:language="nl" fo:country="NL"/>
    </style:style>
    <style:style style:name="P19" style:parent-style-name="Standard" style:family="paragraph">
      <style:text-properties fo:language="nl" fo:country="NL"/>
    </style:style>
    <style:style style:name="P20" style:parent-style-name="Standard" style:family="paragraph">
      <style:text-properties fo:language="nl" fo:country="NL"/>
    </style:style>
    <style:style style:name="P21" style:parent-style-name="Standard" style:family="paragraph">
      <style:text-properties fo:language="nl" fo:country="NL"/>
    </style:style>
    <style:style style:name="P22" style:parent-style-name="Standard" style:family="paragraph">
      <style:text-properties fo:language="nl" fo:country="NL"/>
    </style:style>
    <style:style style:name="P23" style:parent-style-name="Standard" style:family="paragraph">
      <style:text-properties fo:language="nl" fo:country="NL"/>
    </style:style>
    <style:style style:name="P24" style:parent-style-name="Standard" style:family="paragraph">
      <style:text-properties fo:language="nl" fo:country="NL"/>
    </style:style>
    <style:style style:name="P25" style:parent-style-name="Standard" style:family="paragraph">
      <style:text-properties fo:language="nl" fo:country="NL"/>
    </style:style>
    <style:style style:name="P26" style:parent-style-name="Standard" style:family="paragraph">
      <style:text-properties fo:language="nl" fo:country="NL"/>
    </style:style>
    <style:style style:name="P27" style:parent-style-name="Standard" style:family="paragraph">
      <style:text-properties fo:language="nl" fo:country="NL"/>
    </style:style>
    <style:style style:name="P28" style:parent-style-name="Standard" style:family="paragraph">
      <style:text-properties fo:language="nl" fo:country="NL"/>
    </style:style>
    <style:style style:name="P29" style:parent-style-name="Standard" style:family="paragraph">
      <style:text-properties fo:language="nl" fo:country="NL"/>
    </style:style>
  </office:automatic-styles>
  <office:body>
    <office:text text:use-soft-page-breaks="true">
      <text:p text:style-name="P1">Logboek</text:p>
      <text:p text:style-name="P2"/>
      <text:p text:style-name="P3">woensdag 24/02/16 robot chasis halen 09:00=&gt; 11 uur</text:p>
      <text:p text:style-name="P4">Vrijdag 26/02/16 opzoeken afstands sensoren en werken aan project, propellor opblazen, ultrasoon sensor metingen<text:s/>09:00=&gt;20:00</text:p>
      <text:p text:style-name="P5"><text:s/>zaterdag 27/02/2016 <text:s/>bestellen nieuw dev board + opzoeken gebruikte microcontroller+ datasheets verzamelen 19:00=&gt;22:00</text:p>
      <text:p text:style-name="P6"/>
      <text:p text:style-name="P7">zondag 28/02/2016 pva schrijven en xbee's testen + uitlezen in labview <text:s/>nrf modulles testen 10:00=&gt;00:00</text:p>
      <text:p text:style-name="P8"/>
      <text:p text:style-name="P9">donderdag <text:s/>programa verder schrijven en testen16:00 =&gt; 19:00 9 ben eveneens een <text:s/>baterij gaan halen (deze was leeg terwijl ik dacht mijn chip opgeblazen te hebben)</text:p>
      <text:p text:style-name="P10"><text:s/>Vrijdag 09:00 =&gt;13:00 stroomsensor board gaan halen</text:p>
      <text:p text:style-name="P11"><text:s/>zaterdag 11:16=&gt;11:47 <text:s text:c="7"/>stroommeting en beveiliging code schrijven+code opschonen</text:p>
      <text:p text:style-name="P12"><text:tab/>20:06=&gt; <text:s text:c="3"/>20:28 <text:s text:c="3"/>begin met website maken</text:p>
      <text:p text:style-name="P13"/>
      <text:p text:style-name="P14">Maandag 14/03/2016 17:19 =&gt;19:00 <text:s text:c="2"/>Stress test procedure schrijven voor Hall efect stroom sensors</text:p>
      <text:p text:style-name="P15"><text:s/>dinsdag <text:s/>15/03/2016 10:20 =&gt;10:30 <text:s text:c="9"/>print tekenen in altium</text:p>
      <text:p text:style-name="P16"/>
      <text:p text:style-name="P17">donderdag. 17/02/2016 16:10=&gt; 21:23 <text:s text:c="2"/>libs maken in altium</text:p>
      <text:p text:style-name="P18"/>
      <text:p text:style-name="P19">vrijdag 17/03/2016 10:00=&gt; <text:s/>17:00 <text:s text:c="2"/>werken aan project</text:p>
      <text:p text:style-name="P20"/>
      <text:p text:style-name="P21"/>
      <text:p text:style-name="P22">Zaterdag 19/03/2016 12:03=&gt; <text:s text:c="3"/>17:38<text:s text:c="3"/>pcb tekene <text:s/>+ ultrasoon sensor programmeren</text:p>
      <text:p text:style-name="P23"/>
      <text:p text:style-name="P24">zondag 20/03/2016 11:35=&gt; <text:s text:c="3"/>15:07 <text:s text:c="4"/>opnieuw programmeren van servo naar pwm code en uitbrijden voor het 2 joystick kanaal in te lezen</text:p>
      <text:p text:style-name="P25">maandag 21/03/2016 10:00=&gt;12:15 programmeren 2de joyjstick kanaal kunne uitlezen 50% done mark berijkt</text:p>
      <text:p text:style-name="P26">donderdag 24/03/2016 10:00=&gt;18:00 ultrasoon programmeren(proberen) en dc-dc convertor uitkiezen</text:p>
      <text:p text:style-name="P27"/>
      <text:p text:style-name="P28"/>
      <text:p text:style-name="P29"/>
      <text:p text:style-name="Standard">donderdag 14/04/2016 08:15=&gt; 14:00 <text:s/>pcb tekenen</text:p>
      <text:p text:style-name="Standard"/>
      <text:p text:style-name="Standard"/>
      <text:p text:style-name="Standard">/zondag 17/04/2016 13:20=&gt; <text:s text:c="6"/>werken aan verslag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N De Lathouwer</dc:creator>
    <meta:creation-date>2016-02-26T09:22:00Z</meta:creation-date>
    <dc:date>2016-04-17T11:20:00Z</dc:date>
    <meta:template xlink:href="Normal.dotm" xlink:type="simple"/>
    <meta:editing-cycles>36</meta:editing-cycles>
    <meta:editing-duration>PT317220S</meta:editing-duration>
    <meta:document-statistic meta:page-count="1" meta:paragraph-count="3" meta:word-count="235" meta:character-count="1573" meta:row-count="11" meta:non-whitespace-character-count="1341"/>
  </office:meta>
</office:document-meta>
</file>